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392cm"/>
    </style:style>
    <style:style style:name="Table1.B" style:family="table-column">
      <style:table-column-properties style:column-width="3.607cm"/>
    </style:style>
    <style:style style:name="Table1.C" style:family="table-column">
      <style:table-column-properties style:column-width="8.00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125cm" table:align="left"/>
    </style:style>
    <style:style style:name="Table2.A" style:family="table-column">
      <style:table-column-properties style:column-width="3.219cm"/>
    </style:style>
    <style:style style:name="Table2.B" style:family="table-column">
      <style:table-column-properties style:column-width="6.57cm"/>
    </style:style>
    <style:style style:name="Table2.C" style:family="table-column">
      <style:table-column-properties style:column-width="6.336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 style:list-style-name="L13">
      <style:paragraph-properties style:writing-mode="lr-tb"/>
    </style:style>
    <style:style style:name="P3" style:family="paragraph" style:parent-style-name="Preformatted_20_Text">
      <style:paragraph-properties fo:margin-top="0cm" fo:margin-bottom="0.499cm" loext:contextual-spacing="false" style:writing-mode="lr-tb"/>
    </style:style>
    <style:style style:name="P4" style:family="paragraph" style:parent-style-name="Preformatted_20_Text" style:list-style-name="L11">
      <style:paragraph-properties fo:margin-top="0cm" fo:margin-bottom="0.499cm" loext:contextual-spacing="false" style:writing-mode="lr-tb"/>
    </style:style>
    <style:style style:name="P5" style:family="paragraph" style:parent-style-name="Preformatted_20_Text" style:list-style-name="L13">
      <style:paragraph-properties fo:margin-top="0cm" fo:margin-bottom="0.499cm" loext:contextual-spacing="false" style:writing-mode="lr-tb"/>
    </style:style>
    <style:style style:name="P6" style:family="paragraph" style:parent-style-name="Preformatted_20_Text">
      <style:paragraph-properties fo:margin-left="1cm" fo:margin-right="1cm" fo:margin-top="0cm" fo:margin-bottom="0.499cm" loext:contextual-spacing="false" fo:text-indent="0cm" style:auto-text-indent="false"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>
      <style:paragraph-properties fo:orphans="0"/>
    </style:style>
    <style:style style:name="P15" style:family="paragraph" style:parent-style-name="Text_20_body" style:list-style-name="L9">
      <style:paragraph-properties fo:orphans="0"/>
    </style:style>
    <style:style style:name="P16" style:family="paragraph" style:parent-style-name="Text_20_body" style:list-style-name="L13">
      <style:paragraph-properties fo:orphans="0"/>
    </style:style>
    <style:style style:name="P17" style:family="paragraph" style:parent-style-name="Text_20_body" style:list-style-name="L7">
      <style:paragraph-properties fo:orphans="1"/>
    </style:style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8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5" text:outline-level="5">You said:</text:h>
      <text:p text:style-name="Text_20_body">https://github.com/DeepLabCut/DeepLabCut can i use this repo for bull detection at high speed</text:p>
      <text:h text:style-name="Heading_20_6" text:outline-level="6">ChatGPT said:</text:h>
      <text:p text:style-name="Text_20_body">Yes, you <text:span text:style-name="Strong_20_Emphasis">can use</text:span> the <text:a xlink:type="simple" xlink:href="https://github.com/DeepLabCut/DeepLabCut" office:target-frame-name="_new" xlink:show="replace" text:style-name="Internet_20_link" text:visited-style-name="Visited_20_Internet_20_Link">DeepLabCut GitHub repository</text:a> for <text:span text:style-name="Strong_20_Emphasis">bull detection</text:span>, but <text:span text:style-name="Strong_20_Emphasis">with important clarifications</text:span>:</text:p>
      <text:p text:style-name="Horizontal_20_Line"/>
      <text:h text:style-name="Heading_20_3" text:outline-level="3">✅ What DeepLabCut is best for:</text:h>
      <text:p text:style-name="Text_20_body">DeepLabCut is primarily designed for:</text:p>
      <text:list xml:id="list327126843" text:style-name="L1">
        <text:list-item>
          <text:p text:style-name="P7"><text:span text:style-name="Strong_20_Emphasis">Markerless pose estimation</text:span></text:p>
        </text:list-item>
        <text:list-item>
          <text:p text:style-name="P7">Tracking <text:span text:style-name="Strong_20_Emphasis">keypoints on animals/humans</text:span> in videos or images</text:p>
        </text:list-item>
        <text:list-item>
          <text:p text:style-name="P7">High precision in <text:span text:style-name="Strong_20_Emphasis">biomechanical and behavioral analysis</text:span></text:p>
        </text:list-item>
      </text:list>
      <text:p text:style-name="Text_20_body">It excels in:</text:p>
      <text:list xml:id="list876888147" text:style-name="L2">
        <text:list-item>
          <text:p text:style-name="P8">Animal research (e.g. limb tracking in mice, monkeys, dogs, etc.)</text:p>
        </text:list-item>
        <text:list-item>
          <text:p text:style-name="P8">Custom keypoint detection (e.g., head, tail, leg joints of a bull)</text:p>
        </text:list-item>
      </text:list>
      <text:p text:style-name="Horizontal_20_Line"/>
      <text:h text:style-name="Heading_20_3" text:outline-level="3">❌ What DeepLabCut is <text:span text:style-name="Strong_20_Emphasis">not designed</text:span> for:</text:h>
      <text:list xml:id="list813959778" text:style-name="L3">
        <text:list-item>
          <text:p text:style-name="P9"><text:span text:style-name="Strong_20_Emphasis">Object detection</text:span> (like YOLOv8 or Detectron2)</text:p>
        </text:list-item>
        <text:list-item>
          <text:p text:style-name="P9">General-purpose classification (e.g., "Is this a bull or not?")</text:p>
        </text:list-item>
        <text:list-item>
          <text:p text:style-name="P9">Real-time high-speed processing out of the box (though GPU helps)</text:p>
        </text:list-item>
      </text:list>
      <text:p text:style-name="Horizontal_20_Line"/>
      <text:h text:style-name="Heading_20_3" text:outline-level="3">⚙️ Can you use it for <text:span text:style-name="Strong_20_Emphasis">bull detection at high speed</text:span>?</text:h>
      <text:p text:style-name="Text_20_body">Here’s a practical breakdown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835182908896">
            <table:table-cell table:style-name="Table1.A1" office:value-type="string">
              <text:p text:style-name="Table_20_Heading">Use Case</text:p>
            </table:table-cell>
            <table:table-cell table:style-name="Table1.A1" office:value-type="string">
              <text:p text:style-name="Table_20_Heading">Feasibility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 table:style-name="TableLine94835182908896">
          <table:table-cell table:style-name="Table1.A1" office:value-type="string">
            <text:p text:style-name="Table_20_Contents"><text:span text:style-name="Strong_20_Emphasis">Detect a bull (object detection)</text:span></text:p>
          </table:table-cell>
          <table:table-cell table:style-name="Table1.A1" office:value-type="string">
            <text:p text:style-name="Table_20_Contents">❌ Not directly</text:p>
          </table:table-cell>
          <table:table-cell table:style-name="Table1.A1" office:value-type="string">
            <text:p text:style-name="Table_20_Contents">Use YOLOv5/YOLOv8 or OpenCV + YOLO for bounding box detection</text:p>
          </table:table-cell>
        </table:table-row>
        <table:table-row table:style-name="TableLine94835182908896">
          <table:table-cell table:style-name="Table1.A1" office:value-type="string">
            <text:p text:style-name="Table_20_Contents"><text:span text:style-name="Strong_20_Emphasis">Track bull body parts (e.g., head, horns, legs)</text:span>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You can label keypoints on the bull and train a DLC model</text:p>
          </table:table-cell>
        </table:table-row>
        <table:table-row table:style-name="TableLine94835182908896">
          <table:table-cell table:style-name="Table1.A1" office:value-type="string">
            <text:p text:style-name="Table_20_Contents"><text:span text:style-name="Strong_20_Emphasis">Real-time detection (live video)</text:span></text:p>
          </table:table-cell>
          <table:table-cell table:style-name="Table1.A1" office:value-type="string">
            <text:p text:style-name="Table_20_Contents">⚠️ Limited</text:p>
          </table:table-cell>
          <table:table-cell table:style-name="Table1.A1" office:value-type="string">
            <text:p text:style-name="Table_20_Contents">Requires strong GPU and model optimization; DLC-Live! plugin helps</text:p>
          </table:table-cell>
        </table:table-row>
        <table:table-row table:style-name="TableLine94835182908896">
          <table:table-cell table:style-name="Table1.A1" office:value-type="string">
            <text:p text:style-name="Table_20_Contents"><text:span text:style-name="Strong_20_Emphasis">Fast motion (e.g., running bull)</text:span></text:p>
          </table:table-cell>
          <table:table-cell table:style-name="Table1.A1" office:value-type="string">
            <text:p text:style-name="Table_20_Contents">✅ with high-speed camera</text:p>
          </table:table-cell>
          <table:table-cell table:style-name="Table1.A1" office:value-type="string">
            <text:p text:style-name="Table_20_Contents">Works well if video is not blurry and frame rate is high</text:p>
          </table:table-cell>
        </table:table-row>
      </table:table>
      <text:p text:style-name="Horizontal_20_Line"/>
      <text:h text:style-name="Heading_20_3" text:outline-level="3">🧠 Suggested Setup for High-Speed Bull Detection:</text:h>
      <text:list xml:id="list2608345402" text:style-name="L4">
        <text:list-item>
          <text:p text:style-name="P10"><text:span text:style-name="Strong_20_Emphasis">Use YOLOv8 or YOLO-NAS</text:span> for fast bull detection (bounding box level).</text:p>
        </text:list-item>
        <text:list-item>
          <text:p text:style-name="P10"><text:soft-page-break/>If you need <text:span text:style-name="Strong_20_Emphasis">fine-grained tracking</text:span> (e.g., leg or head movements):</text:p>
          <text:list>
            <text:list-item>
              <text:p text:style-name="P10">Use <text:span text:style-name="Strong_20_Emphasis">DeepLabCut</text:span>:</text:p>
              <text:list>
                <text:list-item>
                  <text:p text:style-name="P10">Label body parts in several frames</text:p>
                </text:list-item>
                <text:list-item>
                  <text:p text:style-name="P10">Train the model</text:p>
                </text:list-item>
                <text:list-item>
                  <text:p text:style-name="P10">Run it on high-frame-rate video</text:p>
                </text:list-item>
              </text:list>
            </text:list-item>
          </text:list>
        </text:list-item>
        <text:list-item>
          <text:p text:style-name="P10">For <text:span text:style-name="Strong_20_Emphasis">real-time applications</text:span>, consider:</text:p>
          <text:list>
            <text:list-item>
              <text:p text:style-name="P10">DeepLabCut-Live!</text:p>
            </text:list-item>
            <text:list-item>
              <text:p text:style-name="P10">TensorRT optimization</text:p>
            </text:list-item>
            <text:list-item>
              <text:p text:style-name="P10">Integration with OpenCV</text:p>
            </text:list-item>
          </text:list>
        </text:list-item>
      </text:list>
      <text:p text:style-name="Horizontal_20_Line"/>
      <text:h text:style-name="Heading_20_3" text:outline-level="3">🧪 Example: Bull Pose Estimation Workflow</text:h>
      <text:list xml:id="list2428165423" text:style-name="L5">
        <text:list-item>
          <text:p text:style-name="P11">Record high-speed video (e.g., 120 fps, 1080p).</text:p>
        </text:list-item>
        <text:list-item>
          <text:p text:style-name="P11">Extract and label 200–500 frames with keypoints (e.g., head, tail, hooves).</text:p>
        </text:list-item>
        <text:list-item>
          <text:p text:style-name="P11">Train DeepLabCut model.</text:p>
        </text:list-item>
        <text:list-item>
          <text:p text:style-name="P11">Run inference with GPU.</text:p>
        </text:list-item>
        <text:list-item>
          <text:p text:style-name="P11">Optional: integrate results into OpenCV/ROS for robotics or alert systems.</text:p>
        </text:list-item>
      </text:list>
      <text:p text:style-name="Horizontal_20_Line"/>
      <text:h text:style-name="Heading_20_3" text:outline-level="3">🔁 Alternatives for Full Pipeline:</text:h>
      <text:list xml:id="list3128929480" text:style-name="L6">
        <text:list-item>
          <text:p text:style-name="P12"><text:span text:style-name="Strong_20_Emphasis">YOLOv8</text:span> → Detect bull + fast</text:p>
        </text:list-item>
        <text:list-item>
          <text:p text:style-name="P12"><text:span text:style-name="Strong_20_Emphasis">DeepLabCut</text:span> → Detailed pose (if needed)</text:p>
        </text:list-item>
        <text:list-item>
          <text:p text:style-name="P12"><text:span text:style-name="Strong_20_Emphasis">MediaPipe / OpenPose</text:span> → Limited for animals</text:p>
        </text:list-item>
      </text:list>
      <text:p text:style-name="Horizontal_20_Line"/>
      <text:h text:style-name="Heading_20_3" text:outline-level="3">⚡ Final Verdict:</text:h>
      <text:p text:style-name="Text_20_body">If your goal is <text:span text:style-name="Strong_20_Emphasis">high-speed bull tracking</text:span> (e.g., head or hoof movement during a race or stampede), <text:span text:style-name="Strong_20_Emphasis">DeepLabCut is excellent</text:span> — but combine it with YOLO for detection if you don’t already have the bull isolated in the frame.</text:p>
      <text:p text:style-name="Text_20_body">If you tell me more about your specific goal (like detecting a charging bull in real time for safety systems), I can give you a complete pipeline suggestion.</text:p>
      <text:h text:style-name="Heading_20_5" text:outline-level="5">You said:</text:h>
      <text:p text:style-name="Text_20_body">give me pose estimation to track a bull repo i n git hub</text:p>
      <text:h text:style-name="Heading_20_6" text:outline-level="6">ChatGPT said:</text:h>
      <text:p text:style-name="Text_20_body">Here are some excellent GitHub repositories you can use (or adapt) to perform <text:span text:style-name="Strong_20_Emphasis">pose estimation</text:span> on bulls:</text:p>
      <text:p text:style-name="Horizontal_20_Line"><text:soft-page-break/></text:p>
      <text:h text:style-name="Heading_20_2" text:outline-level="2">🐂 1. <text:span text:style-name="Strong_20_Emphasis">DeepLabCut (main repo)</text:span></text:h>
      <text:list xml:id="list1520744645" text:style-name="L7">
        <text:list-item>
          <text:p text:style-name="P13"><text:span text:style-name="Strong_20_Emphasis">URL</text:span>: DeepLabCut/DeepLabCut</text:p>
        </text:list-item>
        <text:list-item>
          <text:p text:style-name="P13"><text:span text:style-name="Strong_20_Emphasis">Purpose</text:span>: General markerless pose estimation for <text:span text:style-name="Emphasis">any</text:span> animal—including bulls. You define your own keypoints, label frames, train the model, and analyze videos.</text:p>
        </text:list-item>
        <text:list-item>
          <text:p text:style-name="P13"><text:span text:style-name="Strong_20_Emphasis">Highlights</text:span>:</text:p>
          <text:list>
            <text:list-item>
              <text:p text:style-name="P13">Highly accurate, customizable pose tracking</text:p>
            </text:list-item>
            <text:list-item>
              <text:p text:style-name="P13">Supports 2D/3D estimation, multi-animal mode, and real-time inference</text:p>
            </text:list-item>
            <text:list-item>
              <text:p text:style-name="P17">Model Zoo offers pretrained “SuperAnimal-Quadruped” weights—ideal for bull-like species <text:a xlink:type="simple" xlink:href="https://github.com/DeepLabCut/DeepLabCut?utm_source=chatgpt.com" office:target-frame-name="_blank" xlink:show="new" text:style-name="Internet_20_link" text:visited-style-name="Visited_20_Internet_20_Link">forum.image.sc+11github.com+11deeplabcut.github.io+11</text:a><text:a xlink:type="simple" xlink:href="https://forum.image.sc/t/multi-animal-pose-estimation-and-tracking-with-deeplabcut-is-available/38215?utm_source=chatgpt.com" office:target-frame-name="_blank" xlink:show="new" text:style-name="Internet_20_link" text:visited-style-name="Visited_20_Internet_20_Link">forum.image.sc</text:a></text:p>
            </text:list-item>
          </text:list>
        </text:list-item>
      </text:list>
      <text:p text:style-name="Horizontal_20_Line"/>
      <text:h text:style-name="Heading_20_2" text:outline-level="2">🐂 2. <text:span text:style-name="Strong_20_Emphasis">maDLC_NatureMethods2022</text:span></text:h>
      <text:list xml:id="list3826049463" text:style-name="L8">
        <text:list-item>
          <text:p text:style-name="P18"><text:span text:style-name="Strong_20_Emphasis">URL</text:span>: DeepLabCut/maDLC_NatureMethods2022</text:p>
        </text:list-item>
        <text:list-item>
          <text:p text:style-name="P18"><text:span text:style-name="Strong_20_Emphasis">Purpose</text:span>: Official implementation for <text:span text:style-name="Strong_20_Emphasis">multi-animal pose estimation and tracking</text:span> using DeepLabCut. Useful if tracking multiple bulls in a scene.</text:p>
        </text:list-item>
        <text:list-item>
          <text:p text:style-name="P18"><text:span text:style-name="Strong_20_Emphasis">Highlights</text:span>:</text:p>
          <text:list>
            <text:list-item>
              <text:p text:style-name="P18">Based on Nature Methods 2022 paper for robust multi-animal performance</text:p>
            </text:list-item>
            <text:list-item>
              <text:p text:style-name="P14">Includes Jupyter notebooks and sample data for quick prototyping <text:a xlink:type="simple" xlink:href="https://github.com/DeepLabCut/maDLC_NatureMethods2022?utm_source=chatgpt.com" office:target-frame-name="_blank" xlink:show="new" text:style-name="Internet_20_link" text:visited-style-name="Visited_20_Internet_20_Link">github.com+4github.com+4deeplabcut.github.io+4</text:a><text:a xlink:type="simple" xlink:href="https://deeplabcut.github.io/DeepLabCut/docs/maDLC_UserGuide.html?utm_source=chatgpt.com" office:target-frame-name="_blank" xlink:show="new" text:style-name="Internet_20_link" text:visited-style-name="Visited_20_Internet_20_Link">deeplabcut.github.io+1github.com+1</text:a></text:p>
            </text:list-item>
          </text:list>
        </text:list-item>
      </text:list>
      <text:p text:style-name="Horizontal_20_Line"/>
      <text:h text:style-name="Heading_20_2" text:outline-level="2">🐂 3. <text:span text:style-name="Strong_20_Emphasis">Pose_Estimation</text:span> by shaanchandra</text:h>
      <text:list xml:id="list1853938098" text:style-name="L9">
        <text:list-item>
          <text:p text:style-name="P19"><text:span text:style-name="Strong_20_Emphasis">URL</text:span>: shaanchandra/Pose_Estimation</text:p>
        </text:list-item>
        <text:list-item>
          <text:p text:style-name="P19"><text:span text:style-name="Strong_20_Emphasis">Purpose</text:span>: Simplified demo pipeline using DeepLabCut for animal pose estimation.</text:p>
        </text:list-item>
        <text:list-item>
          <text:p text:style-name="P19"><text:span text:style-name="Strong_20_Emphasis">Highlights</text:span>:</text:p>
          <text:list>
            <text:list-item>
              <text:p text:style-name="P19">Easy-to-follow Jupyter notebook + demo code</text:p>
            </text:list-item>
            <text:list-item>
              <text:p text:style-name="P19">Demonstrated on cows—very close to bulls in morphology</text:p>
            </text:list-item>
            <text:list-item>
              <text:p text:style-name="P15">Good starting point for building your own bull tracker <text:a xlink:type="simple" xlink:href="https://github.com/shaanchandra/Pose_Estimation?utm_source=chatgpt.com" office:target-frame-name="_blank" xlink:show="new" text:style-name="Internet_20_link" text:visited-style-name="Visited_20_Internet_20_Link">github.com+1github.com+1</text:a></text:p>
            </text:list-item>
          </text:list>
        </text:list-item>
      </text:list>
      <text:p text:style-name="Horizontal_20_Line"/>
      <text:h text:style-name="Heading_20_2" text:outline-level="2">🔧 Suggested Workflow for Bull Pose Tracking</text:h>
      <text:list xml:id="list3593648359" text:style-name="L10">
        <text:list-item>
          <text:p text:style-name="P20"><text:span text:style-name="Strong_20_Emphasis">Install DeepLabCut</text:span>, preferably with PyTorch support:</text:p>
        </text:list-item>
      </text:list>
      <text:list xml:id="list609950345" text:style-name="L11">
        <text:list-item>
          <text:p text:style-name="P4"><text:soft-page-break/><text:span text:style-name="Source_20_Text">pip install deeplabcut[gui,modelzoo]</text:span></text:p>
        </text:list-item>
      </text:list>
      <text:list xml:id="list3229148398" text:style-name="L12">
        <text:list-item>
          <text:p text:style-name="P21">Begin a <text:span text:style-name="Strong_20_Emphasis">single-animal project</text:span> targeting the bull:</text:p>
        </text:list-item>
      </text:list>
      <text:list xml:id="list2734444137" text:style-name="L13">
        <text:list-item text:start-value="2">
          <text:p text:style-name="P2"><text:span text:style-name="Source_20_Text">deeplabcut.create_new_project(...)</text:span></text:p>
          <text:p text:style-name="P2"><text:span text:style-name="Source_20_Text">deeplabcut.extract_frames(...)</text:span></text:p>
          <text:p text:style-name="P2"><text:span text:style-name="Source_20_Text">deeplabcut.label_frames(...)</text:span></text:p>
          <text:p text:style-name="P5"><text:span text:style-name="Source_20_Text">deeplabcut.train_network(...)</text:span></text:p>
        </text:list-item>
        <text:list-item>
          <text:p text:style-name="P16">Optionally, use the <text:span text:style-name="Strong_20_Emphasis">SuperAnimal-Quadruped</text:span> pretrained model for quick setup and adaptation to bull likeness <text:a xlink:type="simple" xlink:href="https://deeplabcut.github.io/DeepLabCut/docs/ModelZoo.html?utm_source=chatgpt.com" office:target-frame-name="_blank" xlink:show="new" text:style-name="Internet_20_link" text:visited-style-name="Visited_20_Internet_20_Link">universe.roboflow.com+10deeplabcut.github.io+10github.com+10</text:a><text:a xlink:type="simple" xlink:href="https://deeplabcut.github.io/DeepLabCut/docs/maDLC_UserGuide.html?utm_source=chatgpt.com" office:target-frame-name="_blank" xlink:show="new" text:style-name="Internet_20_link" text:visited-style-name="Visited_20_Internet_20_Link">github.com+4deeplabcut.github.io+4github.com+4</text:a>.</text:p>
        </text:list-item>
        <text:list-item>
          <text:p text:style-name="P22">For <text:span text:style-name="Strong_20_Emphasis">multi-bull scenes</text:span>, clone and follow instructions in the <text:span text:style-name="Strong_20_Emphasis">maDLC_NatureMethods2022</text:span> repo.</text:p>
        </text:list-item>
        <text:list-item>
          <text:p text:style-name="P22">If you prefer a hands-on demo, use the <text:span text:style-name="Strong_20_Emphasis">Pose_Estimation</text:span> repo as a template, then retrain on bull-specific keypoints.</text:p>
        </text:list-item>
      </text:list>
      <text:p text:style-name="Horizontal_20_Line"/>
      <text:h text:style-name="Heading_20_2" text:outline-level="2">✅ Summary Table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835183019280">
            <table:table-cell table:style-name="Table2.A1" office:value-type="string">
              <text:p text:style-name="Table_20_Heading">Repo</text:p>
            </table:table-cell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Best For</text:p>
            </table:table-cell>
          </table:table-row>
        </table:table-header-rows>
        <table:table-row table:style-name="TableLine94835183019280">
          <table:table-cell table:style-name="Table2.A1" office:value-type="string">
            <text:p text:style-name="Table_20_Contents"><text:span text:style-name="Strong_20_Emphasis">DeepLabCut</text:span></text:p>
          </table:table-cell>
          <table:table-cell table:style-name="Table2.A1" office:value-type="string">
            <text:p text:style-name="Table_20_Contents">Powerful, flexible, pretrained weights</text:p>
          </table:table-cell>
          <table:table-cell table:style-name="Table2.A1" office:value-type="string">
            <text:p text:style-name="Table_20_Contents">All-around bull tracking</text:p>
          </table:table-cell>
        </table:table-row>
        <table:table-row table:style-name="TableLine94835183019280">
          <table:table-cell table:style-name="Table2.A1" office:value-type="string">
            <text:p text:style-name="Table_20_Contents"><text:span text:style-name="Strong_20_Emphasis">maDLC</text:span></text:p>
          </table:table-cell>
          <table:table-cell table:style-name="Table2.A1" office:value-type="string">
            <text:p text:style-name="Table_20_Contents">Multi-animal support</text:p>
          </table:table-cell>
          <table:table-cell table:style-name="Table2.A1" office:value-type="string">
            <text:p text:style-name="Table_20_Contents">Multiple bulls per frame</text:p>
          </table:table-cell>
        </table:table-row>
        <table:table-row table:style-name="TableLine94835183019280">
          <table:table-cell table:style-name="Table2.A1" office:value-type="string">
            <text:p text:style-name="Table_20_Contents"><text:span text:style-name="Strong_20_Emphasis">Pose_Estimation</text:span></text:p>
          </table:table-cell>
          <table:table-cell table:style-name="Table2.A1" office:value-type="string">
            <text:p text:style-name="Table_20_Contents">Demo pipeline</text:p>
          </table:table-cell>
          <table:table-cell table:style-name="Table2.A1" office:value-type="string">
            <text:p text:style-name="Table_20_Contents">Quick prototyping, cow-to-bull port</text:p>
          </table:table-cell>
        </table:table-row>
      </table:table>
      <text:p text:style-name="Horizontal_20_Line"/>
      <text:h text:style-name="Heading_20_3" text:outline-level="3">📌 Recommendation</text:h>
      <text:p text:style-name="Text_20_body">Start with <text:span text:style-name="Strong_20_Emphasis">DeepLabCut</text:span> and its SuperAnimal model for fastest results. Use <text:span text:style-name="Strong_20_Emphasis">maDLC</text:span> if you need multi-bull tracking. Leverage <text:span text:style-name="Strong_20_Emphasis">Pose_Estimation</text:span> for illustrative guidance and a codebase to bootstrap your efforts.</text:p>
      <text:p text:style-name="Text_20_body">Let me know if you'd like help with installation, labeling guidelines, or speeding up inference!</text:p>
      <text:h text:style-name="Heading_20_5" text:outline-level="5">You said:</text:h>
      <text:p text:style-name="Text_20_body">requirements.txt tell how to create an environment in conda</text:p>
      <text:h text:style-name="Heading_20_6" text:outline-level="6">ChatGPT said:</text:h>
      <text:p text:style-name="Text_20_body">To set up a <text:span text:style-name="Strong_20_Emphasis">DeepLabCut</text:span> environment using <text:span text:style-name="Strong_20_Emphasis">Conda</text:span> with a <text:span text:style-name="Source_20_Text">requirements.txt</text:span> file, follow these steps:</text:p>
      <text:p text:style-name="Horizontal_20_Line"/>
      <text:h text:style-name="Heading_20_2" text:outline-level="2">✅ Step-by-Step: Create Conda Environment from <text:span text:style-name="Source_20_Text">requirements.txt</text:span></text:h>
      <text:h text:style-name="Heading_20_3" text:outline-level="3">🧾 1. <text:span text:style-name="Strong_20_Emphasis">Install Anaconda or Miniconda</text:span></text:h>
      <text:p text:style-name="Text_20_body">If you haven't already, install Miniconda or Anaconda.</text:p>
      <text:p text:style-name="Horizontal_20_Line"><text:soft-page-break/></text:p>
      <text:h text:style-name="Heading_20_3" text:outline-level="3">📄 2. <text:span text:style-name="Strong_20_Emphasis">Clone the DeepLabCut Repo</text:span></text:h>
      <text:p text:style-name="P1"><text:span text:style-name="Source_20_Text">git clone https://github.com/DeepLabCut/DeepLabCut.git</text:span></text:p>
      <text:p text:style-name="P3"><text:span text:style-name="Source_20_Text">cd DeepLabCut</text:span></text:p>
      <text:p text:style-name="Horizontal_20_Line"/>
      <text:h text:style-name="Heading_20_3" text:outline-level="3">🐍 3. <text:span text:style-name="Strong_20_Emphasis">Create a Conda Environment</text:span></text:h>
      <text:p text:style-name="Text_20_body">You have <text:span text:style-name="Strong_20_Emphasis">two options</text:span>:</text:p>
      <text:p text:style-name="Horizontal_20_Line"/>
      <text:h text:style-name="Heading_20_3" text:outline-level="3">🅰️ Option 1: Use DeepLabCut’s Built-in Conda Environment File</text:h>
      <text:p text:style-name="Text_20_body">They provide a dedicated <text:span text:style-name="Source_20_Text">environment.yaml</text:span> (recommended over <text:span text:style-name="Source_20_Text">requirements.txt</text:span>):</text:p>
      <text:p text:style-name="P1"><text:span text:style-name="Source_20_Text">conda env create -f environment.yaml</text:span></text:p>
      <text:p text:style-name="P3"><text:span text:style-name="Source_20_Text">conda activate DLC-CPU <text:s/># or DLC-GPU, depending on the file used</text:span></text:p>
      <text:p text:style-name="Text_20_body">You can also manually name the environment:</text:p>
      <text:p text:style-name="P1"><text:span text:style-name="Source_20_Text">conda env create -f environment.yaml -n my_dlc_env</text:span></text:p>
      <text:p text:style-name="P3"><text:span text:style-name="Source_20_Text">conda activate my_dlc_env</text:span></text:p>
      <text:p text:style-name="Horizontal_20_Line"/>
      <text:h text:style-name="Heading_20_3" text:outline-level="3">🅱️ Option 2: Use a <text:span text:style-name="Source_20_Text">requirements.txt</text:span> (if provided or created)</text:h>
      <text:p text:style-name="Text_20_body">If you have a <text:span text:style-name="Source_20_Text">requirements.txt</text:span>, create an environment and install like this:</text:p>
      <text:p text:style-name="P1"><text:span text:style-name="Source_20_Text">conda create -n bullpose python=3.10 -y</text:span></text:p>
      <text:p text:style-name="P1"><text:span text:style-name="Source_20_Text">conda activate bullpose</text:span></text:p>
      <text:p text:style-name="P1"/>
      <text:p text:style-name="P1"><text:span text:style-name="Source_20_Text"># Install from requirements.txt</text:span></text:p>
      <text:p text:style-name="P3"><text:span text:style-name="Source_20_Text">pip install -r requirements.txt</text:span></text:p>
      <text:p text:style-name="Text_20_body">⚠️ <text:span text:style-name="Strong_20_Emphasis">Note</text:span>: This works if all dependencies are pip-compatible and don’t conflict. DeepLabCut is PyTorch-based and may need CUDA versions—this is why the Conda YAML method is more stable.</text:p>
      <text:p text:style-name="Horizontal_20_Line"/>
      <text:h text:style-name="Heading_20_2" text:outline-level="2">🔧 Optional: Export Your Environment</text:h>
      <text:p text:style-name="Text_20_body">If you’ve already set up everything and want to generate a <text:span text:style-name="Source_20_Text">requirements.txt</text:span>:</text:p>
      <text:p text:style-name="P3"><text:span text:style-name="Source_20_Text">pip freeze &gt; requirements.txt</text:span></text:p>
      <text:p text:style-name="Text_20_body">Or generate a full Conda environment export:</text:p>
      <text:p text:style-name="P3"><text:span text:style-name="Source_20_Text">conda env export &gt; environment.yaml</text:span></text:p>
      <text:p text:style-name="Horizontal_20_Line"/>
      <text:h text:style-name="Heading_20_2" text:outline-level="2"><text:soft-page-break/>📦 Typical DeepLabCut Dependencies (for GPU version)</text:h>
      <text:p text:style-name="Text_20_body">If you're writing your own <text:span text:style-name="Source_20_Text">requirements.txt</text:span>, you may include (versions vary):</text:p>
      <text:p text:style-name="P1"><text:span text:style-name="Source_20_Text">deeplabcut</text:span></text:p>
      <text:p text:style-name="P1"><text:span text:style-name="Source_20_Text">tensorflow==2.3.0</text:span></text:p>
      <text:p text:style-name="P1"><text:span text:style-name="Source_20_Text">opencv-python</text:span></text:p>
      <text:p text:style-name="P1"><text:span text:style-name="Source_20_Text">scikit-image</text:span></text:p>
      <text:p text:style-name="P1"><text:span text:style-name="Source_20_Text">scikit-learn</text:span></text:p>
      <text:p text:style-name="P1"><text:span text:style-name="Source_20_Text">h5py</text:span></text:p>
      <text:p text:style-name="P1"><text:span text:style-name="Source_20_Text">pyyaml</text:span></text:p>
      <text:p text:style-name="P1"><text:span text:style-name="Source_20_Text">matplotlib</text:span></text:p>
      <text:p text:style-name="P1"><text:span text:style-name="Source_20_Text">pandas</text:span></text:p>
      <text:p text:style-name="P3"><text:span text:style-name="Source_20_Text">numpy</text:span></text:p>
      <text:p text:style-name="Horizontal_20_Line"/>
      <text:h text:style-name="Heading_20_2" text:outline-level="2">🧠 Tips</text:h>
      <text:list xml:id="list1910719701" text:style-name="L14">
        <text:list-item>
          <text:p text:style-name="P23">Use <text:span text:style-name="Strong_20_Emphasis">CUDA-compatible versions</text:span> of TensorFlow or PyTorch if you're training on GPU.</text:p>
        </text:list-item>
        <text:list-item>
          <text:p text:style-name="P23">If running on <text:span text:style-name="Strong_20_Emphasis">CPU only</text:span>, use the <text:span text:style-name="Source_20_Text">DLC-CPU.yaml</text:span> environment.</text:p>
        </text:list-item>
        <text:list-item>
          <text:p text:style-name="P23">For GPU (NVIDIA), ensure CUDA and cuDNN versions match your TensorFlow or PyTorch version.</text:p>
        </text:list-item>
      </text:list>
      <text:p text:style-name="Horizontal_20_Line"/>
      <text:p text:style-name="Text_20_body">Would you like me to generate a custom <text:span text:style-name="Source_20_Text">requirements.txt</text:span> or <text:span text:style-name="Source_20_Text">environment.yaml</text:span> tailored for GPU or CPU?</text:p>
      <text:h text:style-name="Heading_20_5" text:outline-level="5">You said:</text:h>
      <text:p text:style-name="Text_20_body">sakthees-monk@saktheesmonk-desktop:~/Documents/DeepLabCut-main$ conda activate (base) sakthees-monk@saktheesmonk-desktop:~/Documents/DeepLabCut-main$ conda env create -f environment.yaml Retrieving notices: done EnvironmentFileNotFound: '/home/sakthees-monk/Documents/DeepLabCut-main/environment.yaml' file not found (base) sakthees-monk@saktheesmonk-desktop:~/Documents/DeepLabCut-main$ conda env create -f environment.yaml -n my_dlc_env EnvironmentFileNotFound: '/home/sakthees-monk/Documents/DeepLabCut-main/environment.yaml' file not found </text:p>
      <text:h text:style-name="Heading_20_6" text:outline-level="6">ChatGPT said:</text:h>
      <text:p text:style-name="Text_20_body">Thanks for sharing the terminal output. The error means there's <text:span text:style-name="Strong_20_Emphasis">no </text:span><text:span text:style-name="Strong_20_Emphasis"><text:span text:style-name="Source_20_Text">environment.yaml</text:span></text:span><text:span text:style-name="Strong_20_Emphasis"> file</text:span> in your DeepLabCut directory (<text:span text:style-name="Source_20_Text">~/Documents/DeepLabCut-main</text:span>). Here's how to fix this and get DeepLabCut working properly.</text:p>
      <text:p text:style-name="Horizontal_20_Line"/>
      <text:h text:style-name="Heading_20_2" text:outline-level="2">✅ 3 Ways to Proceed:</text:h>
      <text:h text:style-name="Heading_20_3" text:outline-level="3">🅰️ <text:span text:style-name="Strong_20_Emphasis">Option 1: Use the Official YAML File from DeepLabCut</text:span></text:h>
      <text:p text:style-name="Text_20_body">Download the correct file manually from their GitHub.</text:p>
      <text:h text:style-name="Heading_20_3" text:outline-level="3"><text:soft-page-break/>🔗 Link to <text:span text:style-name="Source_20_Text">environment.yaml</text:span> (CPU)</text:h>
      <text:p text:style-name="Text_20_body"><text:a xlink:type="simple" xlink:href="https://github.com/DeepLabCut/DeepLabCut/blob/main/conda-environments/DLC-CPU.yaml" office:target-frame-name="_new" xlink:show="replace" text:style-name="Internet_20_link" text:visited-style-name="Visited_20_Internet_20_Link">https://github.com/DeepLabCut/DeepLabCut/blob/main/conda-environments/DLC-CPU.yaml</text:a></text:p>
      <text:h text:style-name="Heading_20_3" text:outline-level="3">🔗 Link to <text:span text:style-name="Source_20_Text">environment.yaml</text:span> (GPU)</text:h>
      <text:p text:style-name="Text_20_body"><text:a xlink:type="simple" xlink:href="https://github.com/DeepLabCut/DeepLabCut/blob/main/conda-environments/DLC-GPU.yaml" office:target-frame-name="_new" xlink:show="replace" text:style-name="Internet_20_link" text:visited-style-name="Visited_20_Internet_20_Link">https://github.com/DeepLabCut/DeepLabCut/blob/main/conda-environments/DLC-GPU.yaml</text:a></text:p>
      <text:p text:style-name="Horizontal_20_Line"/>
      <text:h text:style-name="Heading_20_3" text:outline-level="3">📥 To download and use it:</text:h>
      <text:p text:style-name="Text_20_body"><text:span text:style-name="Strong_20_Emphasis">1. Choose one</text:span> (CPU or GPU). For example, if you're using GPU:</text:p>
      <text:p text:style-name="P3"><text:span text:style-name="Source_20_Text">wget https://raw.githubusercontent.com/DeepLabCut/DeepLabCut/main/conda-environments/DLC-GPU.yaml -O environment.yaml</text:span></text:p>
      <text:p text:style-name="Text_20_body"><text:span text:style-name="Strong_20_Emphasis">2. Then create your environment:</text:span></text:p>
      <text:p text:style-name="P1"><text:span text:style-name="Source_20_Text">conda env create -f environment.yaml -n dlc_bull</text:span></text:p>
      <text:p text:style-name="P3"><text:span text:style-name="Source_20_Text">conda activate dlc_bull</text:span></text:p>
      <text:p text:style-name="Horizontal_20_Line"/>
      <text:h text:style-name="Heading_20_3" text:outline-level="3">🅱️ Option 2: Clone with Submodules and Use Script</text:h>
      <text:p text:style-name="Text_20_body">If you haven’t yet cloned the full DeepLabCut repo with submodules and all setup scripts:</text:p>
      <text:p text:style-name="P1"><text:span text:style-name="Source_20_Text">git clone https://github.com/DeepLabCut/DeepLabCut.git</text:span></text:p>
      <text:p text:style-name="P3"><text:span text:style-name="Source_20_Text">cd DeepLabCut</text:span></text:p>
      <text:p text:style-name="Text_20_body">Then:</text:p>
      <text:p text:style-name="P1"><text:span text:style-name="Source_20_Text">cd conda-environments</text:span></text:p>
      <text:p text:style-name="P1"><text:span text:style-name="Source_20_Text">cp DLC-GPU.yaml ../</text:span></text:p>
      <text:p text:style-name="P1"><text:span text:style-name="Source_20_Text">cd ..</text:span></text:p>
      <text:p text:style-name="P1"><text:span text:style-name="Source_20_Text">conda env create -f DLC-GPU.yaml -n dlc_bull</text:span></text:p>
      <text:p text:style-name="P3"><text:span text:style-name="Source_20_Text">conda activate dlc_bull</text:span></text:p>
      <text:p text:style-name="Horizontal_20_Line"/>
      <text:h text:style-name="Heading_20_3" text:outline-level="3">🆘 Option 3: Use Minimal <text:span text:style-name="Source_20_Text">requirements.txt</text:span></text:h>
      <text:p text:style-name="Text_20_body">If you still prefer <text:span text:style-name="Source_20_Text">pip</text:span> and only want basic pose estimation functions, I can generate a minimal <text:span text:style-name="Source_20_Text">requirements.txt</text:span> file for you. Let me know if you want that for CPU or GPU setup.</text:p>
      <text:p text:style-name="Horizontal_20_Line"/>
      <text:p text:style-name="Text_20_body">Would you like me to generate that file now or help check your CUDA compatibility for GPU?</text:p>
      <text:h text:style-name="Heading_20_5" text:outline-level="5">You said:</text:h>
      <text:p text:style-name="Text_20_body">give me simle set up[ i will take care</text:p>
      <text:h text:style-name="Heading_20_6" text:outline-level="6">ChatGPT said:</text:h>
      <text:p text:style-name="Text_20_body">Great! Here's a <text:span text:style-name="Strong_20_Emphasis">simple setup</text:span> using Conda and <text:span text:style-name="Source_20_Text">pip</text:span> that gets <text:span text:style-name="Strong_20_Emphasis">DeepLabCut (CPU version)</text:span> running with minimal steps:</text:p>
      <text:p text:style-name="Horizontal_20_Line"/>
      <text:h text:style-name="Heading_20_2" text:outline-level="2"><text:soft-page-break/>✅ Minimal Setup for DeepLabCut (CPU) using Conda</text:h>
      <text:h text:style-name="Heading_20_3" text:outline-level="3">🔧 Step 1: Create a new Conda environment</text:h>
      <text:p text:style-name="P1"><text:span text:style-name="Source_20_Text">conda create -n dlc_env python=3.9 -y</text:span></text:p>
      <text:p text:style-name="P3"><text:span text:style-name="Source_20_Text">conda activate dlc_env</text:span></text:p>
      <text:p text:style-name="Horizontal_20_Line"/>
      <text:h text:style-name="Heading_20_3" text:outline-level="3">📦 Step 2: Install basic dependencies</text:h>
      <text:p text:style-name="P3"><text:span text:style-name="Source_20_Text">pip install deeplabcut==2.3.8</text:span></text:p>
      <text:p text:style-name="Quotations">ℹ️ You can also install the latest:</text:p>
      <text:p text:style-name="P6"><text:span text:style-name="Source_20_Text">pip install 'deeplabcut[gui]'</text:span></text:p>
      <text:p text:style-name="Horizontal_20_Line"/>
      <text:h text:style-name="Heading_20_3" text:outline-level="3">🧪 Step 3: Test the installation</text:h>
      <text:p text:style-name="P3"><text:span text:style-name="Source_20_Text">python -m deeplabcut</text:span></text:p>
      <text:p text:style-name="Text_20_body">If it opens a config wizard or shows available commands, you're good to go!</text:p>
      <text:p text:style-name="Horizontal_20_Line"/>
      <text:h text:style-name="Heading_20_2" text:outline-level="2">⚠️ Optional: GUI (for labeling/training)</text:h>
      <text:p text:style-name="Text_20_body">If you want the GUI interface:</text:p>
      <text:p text:style-name="P3"><text:span text:style-name="Source_20_Text">pip install PyQt5</text:span></text:p>
      <text:p text:style-name="Horizontal_20_Line"/>
      <text:h text:style-name="Heading_20_2" text:outline-level="2">🐂 Ready to Train Bulls?</text:h>
      <text:p text:style-name="Text_20_body">To start tracking bulls:</text:p>
      <text:p text:style-name="P3"><text:span text:style-name="Source_20_Text">python -m deeplabcut.create_new_project "BullPose" "YourName" /path/to/bull/video.mp4</text:span></text:p>
      <text:p text:style-name="Text_20_body">Then follow:</text:p>
      <text:p text:style-name="P1"><text:span text:style-name="Source_20_Text">deeplabcut.extract_frames(...)</text:span></text:p>
      <text:p text:style-name="P1"><text:span text:style-name="Source_20_Text">deeplabcut.label_frames(...)</text:span></text:p>
      <text:p text:style-name="P3"><text:span text:style-name="Source_20_Text">deeplabcut.train_network(...)</text:span></text:p>
      <text:p text:style-name="Horizontal_20_Line"/>
      <text:p text:style-name="Text_20_body">Let me know if you need help:</text:p>
      <text:list xml:id="list3113418385" text:style-name="L15">
        <text:list-item>
          <text:p text:style-name="P24">Creating labels (keypoints for bull anatomy)</text:p>
        </text:list-item>
        <text:list-item>
          <text:p text:style-name="P24">Sample labeled data</text:p>
        </text:list-item>
        <text:list-item>
          <text:p text:style-name="P24">Real-time tracking setup</text:p>
        </text:list-item>
      </text:list>
      <text:p text:style-name="Text_20_body"><text:soft-page-break/>Happy bull-tracking! 🐂💪</text:p>
      <text:h text:style-name="Heading_20_5" text:outline-level="5">You said:</text:h>
      <text:p text:style-name="Text_20_body">givefor requirements.txt</text:p>
      <text:h text:style-name="Heading_20_6" text:outline-level="6">ChatGPT said:</text:h>
      <text:p text:style-name="Text_20_body">Here’s a simple and clean <text:span text:style-name="Source_20_Text">requirements.txt</text:span> for <text:span text:style-name="Strong_20_Emphasis">DeepLabCut (CPU version)</text:span> using Python 3.9 or 3.10. This setup avoids GPU/CUDA dependencies and works well for pose estimation tasks like bull tracking:</text:p>
      <text:p text:style-name="Horizontal_20_Line"/>
      <text:h text:style-name="Heading_20_3" text:outline-level="3">✅ <text:span text:style-name="Source_20_Text">requirements.txt</text:span> for DeepLabCut (CPU)</text:h>
      <text:p text:style-name="P1"><text:span text:style-name="Source_20_Text">deeplabcut==2.3.8</text:span></text:p>
      <text:p text:style-name="P1"><text:span text:style-name="Source_20_Text">numpy&gt;=1.19</text:span></text:p>
      <text:p text:style-name="P1"><text:span text:style-name="Source_20_Text">pandas</text:span></text:p>
      <text:p text:style-name="P1"><text:span text:style-name="Source_20_Text">matplotlib</text:span></text:p>
      <text:p text:style-name="P1"><text:span text:style-name="Source_20_Text">scikit-learn</text:span></text:p>
      <text:p text:style-name="P1"><text:span text:style-name="Source_20_Text">scikit-image</text:span></text:p>
      <text:p text:style-name="P1"><text:span text:style-name="Source_20_Text">opencv-python</text:span></text:p>
      <text:p text:style-name="P1"><text:span text:style-name="Source_20_Text">h5py</text:span></text:p>
      <text:p text:style-name="P1"><text:span text:style-name="Source_20_Text">pyyaml</text:span></text:p>
      <text:p text:style-name="P1"><text:span text:style-name="Source_20_Text">tqdm</text:span></text:p>
      <text:p text:style-name="P3"><text:span text:style-name="Source_20_Text">PyQt5 <text:s/># Optional, for GUI support</text:span></text:p>
      <text:p text:style-name="Horizontal_20_Line"/>
      <text:h text:style-name="Heading_20_3" text:outline-level="3">⚙️ Usage Steps</text:h>
      <text:list xml:id="list4006485182" text:style-name="L16">
        <text:list-item>
          <text:p text:style-name="P25"><text:span text:style-name="Strong_20_Emphasis">Create Conda environment</text:span>:</text:p>
        </text:list-item>
      </text:list>
      <text:p text:style-name="P1"><text:span text:style-name="Source_20_Text">conda create -n dlc_env python=3.9 -y</text:span></text:p>
      <text:p text:style-name="P3"><text:span text:style-name="Source_20_Text">conda activate dlc_env</text:span></text:p>
      <text:list xml:id="list3472355705" text:style-name="L17">
        <text:list-item>
          <text:p text:style-name="P26"><text:span text:style-name="Strong_20_Emphasis">Install from </text:span><text:span text:style-name="Strong_20_Emphasis"><text:span text:style-name="Source_20_Text">requirements.txt</text:span></text:span>:<text:line-break/>Save the file as <text:span text:style-name="Source_20_Text">requirements.txt</text:span>, then run:</text:p>
        </text:list-item>
      </text:list>
      <text:p text:style-name="P3"><text:span text:style-name="Source_20_Text">pip install -r requirements.txt</text:span></text:p>
      <text:list xml:id="list2226141679" text:style-name="L18">
        <text:list-item>
          <text:p text:style-name="P27"><text:span text:style-name="Strong_20_Emphasis">Verify</text:span>:</text:p>
        </text:list-item>
      </text:list>
      <text:p text:style-name="P3"><text:span text:style-name="Source_20_Text">python -m deeplabcut</text:span></text:p>
      <text:p text:style-name="Horizontal_20_Line"/>
      <text:p text:style-name="Text_20_body">If you ever want to switch to GPU, just update the TensorFlow version manually with GPU support and verify CUDA drivers.</text:p>
      <text:p text:style-name="Text_20_body">Would you like me to include <text:span text:style-name="Source_20_Text">tensorflow-cpu</text:span> in the requirements as well? Or are you managing it separately?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3T12:04:19.352116227</meta:creation-date>
    <dc:date>2025-07-03T12:05:04.715537104</dc:date>
    <meta:editing-duration>PT8S</meta:editing-duration>
    <meta:editing-cycles>1</meta:editing-cycles>
    <meta:document-statistic meta:table-count="2" meta:image-count="0" meta:object-count="0" meta:page-count="9" meta:paragraph-count="242" meta:word-count="1607" meta:character-count="11276" meta:non-whitespace-character-count="9971"/>
    <meta:generator>LibreOffice/6.4.7.2$Linux_X86_64 LibreOffice_project/40$Build-2</meta:generator>
  </office:meta>
</office:document-meta>
</file>